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3" style:family="table-cell" style:parent-style-name="Default">
      <style:text-properties fo:color="#bf0041"/>
    </style:style>
  </office:automatic-styles>
  <office:body>
    <office:spreadsheet>
      <table:calculation-settings table:automatic-find-labels="false" table:use-regular-expressions="false" table:use-wildcards="true"/>
      <table:table table:name="Demo_7K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Default"/>
          <table:table-cell/>
          <table:table-cell table:style-name="ce2" office:value-type="string" calcext:value-type="string">
            <text:p>SUM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124.16" calcext:value-type="float">
            <text:p>124.16</text:p>
          </table:table-cell>
          <table:table-cell table:style-name="Default"/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77.56" calcext:value-type="float">
            <text:p>77.56</text:p>
          </table:table-cell>
          <table:table-cell table:formula="of:=SUM([.B$2:.B3])" office:value-type="float" office:value="201.72" calcext:value-type="float">
            <text:p>201.72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68.61" calcext:value-type="float">
            <text:p>68.61</text:p>
          </table:table-cell>
          <table:table-cell table:formula="of:=SUM([.B$2:.B4])" office:value-type="float" office:value="270.33" calcext:value-type="float">
            <text:p>270.33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89.42" calcext:value-type="float">
            <text:p>89.42</text:p>
          </table:table-cell>
          <table:table-cell table:formula="of:=SUM([.B$2:.B5])" office:value-type="float" office:value="359.75" calcext:value-type="float">
            <text:p>359.7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99.38" calcext:value-type="float">
            <text:p>99.38</text:p>
          </table:table-cell>
          <table:table-cell table:formula="of:=SUM([.B$2:.B6])" office:value-type="float" office:value="459.13" calcext:value-type="float">
            <text:p>459.13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115.83" calcext:value-type="float">
            <text:p>115.83</text:p>
          </table:table-cell>
          <table:table-cell table:formula="of:=SUM([.B$2:.B7])" office:value-type="float" office:value="574.96" calcext:value-type="float">
            <text:p>574.96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113.66" calcext:value-type="float">
            <text:p>113.66</text:p>
          </table:table-cell>
          <table:table-cell table:formula="of:=SUM([.B$2:.B8])" office:value-type="float" office:value="688.62" calcext:value-type="float">
            <text:p>688.62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256.82" calcext:value-type="float">
            <text:p>256.82</text:p>
          </table:table-cell>
          <table:table-cell table:formula="of:=SUM([.B$2:.B9])" office:value-type="float" office:value="945.44" calcext:value-type="float">
            <text:p>945.44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195.37" calcext:value-type="float">
            <text:p>195.37</text:p>
          </table:table-cell>
          <table:table-cell table:formula="of:=SUM([.B$2:.B10])" office:value-type="float" office:value="1140.81" calcext:value-type="float">
            <text:p>1140.81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122.26" calcext:value-type="float">
            <text:p>122.26</text:p>
          </table:table-cell>
          <table:table-cell table:formula="of:=SUM([.B$2:.B11])" office:value-type="float" office:value="1263.07" calcext:value-type="float">
            <text:p>1263.07</text:p>
          </table:table-cell>
        </table:table-row>
      </table:table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cket</text:p>
          </table:table-cell>
          <table:table-cell office:value-type="string" calcext:value-type="string">
            <text:p>Open 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 / L</text:p>
          </table:table-cell>
          <table:table-cell office:value-type="string" calcext:value-type="string">
            <text:p>T / P</text:p>
          </table:table-cell>
          <table:table-cell office:value-type="string" calcext:value-type="string">
            <text:p>Close Ti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Profit</text:p>
          </table:table-cell>
        </table:table-row>
        <table:table-row table:style-name="ro1">
          <table:table-cell office:value-type="float" office:value="107843118" calcext:value-type="float">
            <text:p>107843118</text:p>
          </table:table-cell>
          <table:table-cell office:value-type="string" calcext:value-type="string">
            <text:p>2021.05.31 15:29:4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78.27" calcext:value-type="float">
            <text:p>13678.27</text:p>
          </table:table-cell>
          <table:table-cell office:value-type="float" office:value="0" calcext:value-type="float">
            <text:p>0</text:p>
          </table:table-cell>
          <table:table-cell office:value-type="float" office:value="13680.77" calcext:value-type="float">
            <text:p>13680.77</text:p>
          </table:table-cell>
          <table:table-cell office:value-type="string" calcext:value-type="string">
            <text:p>2021.06.01 00:26:26</text:p>
          </table:table-cell>
          <table:table-cell office:value-type="float" office:value="13680.77" calcext:value-type="float">
            <text:p>13680.7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6" calcext:value-type="float">
            <text:p>54.86</text:p>
          </table:table-cell>
        </table:table-row>
        <table:table-row table:style-name="ro1">
          <table:table-cell office:value-type="float" office:value="107846543" calcext:value-type="float">
            <text:p>107846543</text:p>
          </table:table-cell>
          <table:table-cell office:value-type="string" calcext:value-type="string">
            <text:p>2021.06.01 07:51:2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1.72" calcext:value-type="float">
            <text:p>13691.72</text:p>
          </table:table-cell>
          <table:table-cell office:value-type="float" office:value="0" calcext:value-type="float">
            <text:p>0</text:p>
          </table:table-cell>
          <table:table-cell office:value-type="float" office:value="13694.72" calcext:value-type="float">
            <text:p>13694.72</text:p>
          </table:table-cell>
          <table:table-cell office:value-type="string" calcext:value-type="string">
            <text:p>2021.06.01 08:03:53</text:p>
          </table:table-cell>
          <table:table-cell office:value-type="float" office:value="13694.72" calcext:value-type="float">
            <text:p>13694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1" calcext:value-type="float">
            <text:p>65.91</text:p>
          </table:table-cell>
        </table:table-row>
        <table:table-row table:style-name="ro1">
          <table:table-cell office:value-type="float" office:value="107846653" calcext:value-type="float">
            <text:p>107846653</text:p>
          </table:table-cell>
          <table:table-cell office:value-type="string" calcext:value-type="string">
            <text:p>2021.06.01 08:10:5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88.53" calcext:value-type="float">
            <text:p>13688.53</text:p>
          </table:table-cell>
          <table:table-cell office:value-type="float" office:value="0" calcext:value-type="float">
            <text:p>0</text:p>
          </table:table-cell>
          <table:table-cell office:value-type="float" office:value="13691.53" calcext:value-type="float">
            <text:p>13691.53</text:p>
          </table:table-cell>
          <table:table-cell office:value-type="string" calcext:value-type="string">
            <text:p>2021.06.01 08:14:40</text:p>
          </table:table-cell>
          <table:table-cell office:value-type="float" office:value="13691.53" calcext:value-type="float">
            <text:p>1369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8" calcext:value-type="float">
            <text:p>65.98</text:p>
          </table:table-cell>
        </table:table-row>
        <table:table-row table:style-name="ro1">
          <table:table-cell office:value-type="float" office:value="107846772" calcext:value-type="float">
            <text:p>107846772</text:p>
          </table:table-cell>
          <table:table-cell office:value-type="string" calcext:value-type="string">
            <text:p>2021.06.01 08:30:42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692.47" calcext:value-type="float">
            <text:p>13692.47</text:p>
          </table:table-cell>
          <table:table-cell office:value-type="float" office:value="0" calcext:value-type="float">
            <text:p>0</text:p>
          </table:table-cell>
          <table:table-cell office:value-type="float" office:value="13695.47" calcext:value-type="float">
            <text:p>13695.47</text:p>
          </table:table-cell>
          <table:table-cell office:value-type="string" calcext:value-type="string">
            <text:p>2021.06.01 08:33:37</text:p>
          </table:table-cell>
          <table:table-cell office:value-type="float" office:value="13695.47" calcext:value-type="float">
            <text:p>13695.47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" calcext:value-type="float">
            <text:p>65.9</text:p>
          </table:table-cell>
        </table:table-row>
        <table:table-row table:style-name="ro1">
          <table:table-cell office:value-type="float" office:value="107847291" calcext:value-type="float">
            <text:p>107847291</text:p>
          </table:table-cell>
          <table:table-cell office:value-type="string" calcext:value-type="string">
            <text:p>2021.06.01 09:02:1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705.22" calcext:value-type="float">
            <text:p>13705.22</text:p>
          </table:table-cell>
          <table:table-cell office:value-type="float" office:value="0" calcext:value-type="float">
            <text:p>0</text:p>
          </table:table-cell>
          <table:table-cell office:value-type="float" office:value="13708.22" calcext:value-type="float">
            <text:p>13708.22</text:p>
          </table:table-cell>
          <table:table-cell office:value-type="string" calcext:value-type="string">
            <text:p>2021.06.01 09:03:35</text:p>
          </table:table-cell>
          <table:table-cell office:value-type="float" office:value="13708.22" calcext:value-type="float">
            <text:p>13708.2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82" calcext:value-type="float">
            <text:p>65.82</text:p>
          </table:table-cell>
        </table:table-row>
        <table:table-row table:style-name="ro1">
          <table:table-cell office:value-type="float" office:value="107848656" calcext:value-type="float">
            <text:p>107848656</text:p>
          </table:table-cell>
          <table:table-cell office:value-type="string" calcext:value-type="string">
            <text:p>2021.06.01 09:53:04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0.47" calcext:value-type="float">
            <text:p>13710.47</text:p>
          </table:table-cell>
          <table:table-cell office:value-type="float" office:value="0" calcext:value-type="float">
            <text:p>0</text:p>
          </table:table-cell>
          <table:table-cell office:value-type="float" office:value="13716.32" calcext:value-type="float">
            <text:p>13716.32</text:p>
          </table:table-cell>
          <table:table-cell office:value-type="string" calcext:value-type="string">
            <text:p>2021.06.01 09:59:50</text:p>
          </table:table-cell>
          <table:table-cell office:value-type="float" office:value="13714.24" calcext:value-type="float">
            <text:p>13714.24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.33" calcext:value-type="float">
            <text:p>826.33</text:p>
          </table:table-cell>
        </table:table-row>
        <table:table-row table:style-name="ro1">
          <table:table-cell office:value-type="float" office:value="107849048" calcext:value-type="float">
            <text:p>107849048</text:p>
          </table:table-cell>
          <table:table-cell office:value-type="string" calcext:value-type="string">
            <text:p>2021.06.01 10:14:31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13.53" calcext:value-type="float">
            <text:p>13713.53</text:p>
          </table:table-cell>
          <table:table-cell office:value-type="float" office:value="0" calcext:value-type="float">
            <text:p>0</text:p>
          </table:table-cell>
          <table:table-cell office:value-type="float" office:value="13724.92" calcext:value-type="float">
            <text:p>13724.92</text:p>
          </table:table-cell>
          <table:table-cell office:value-type="string" calcext:value-type="string">
            <text:p>2021.06.01 10:54:58</text:p>
          </table:table-cell>
          <table:table-cell office:value-type="float" office:value="13724.92" calcext:value-type="float">
            <text:p>13724.92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9.67" calcext:value-type="float">
            <text:p>2499.67</text:p>
          </table:table-cell>
        </table:table-row>
        <table:table-row table:style-name="ro1">
          <table:table-cell office:value-type="float" office:value="107850446" calcext:value-type="float">
            <text:p>107850446</text:p>
          </table:table-cell>
          <table:table-cell office:value-type="string" calcext:value-type="string">
            <text:p>2021.06.01 11:53:57</text:p>
          </table:table-cell>
          <table:table-cell office:value-type="string" calcext:value-type="string">
            <text:p>bu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.100..</text:p>
          </table:table-cell>
          <table:table-cell office:value-type="float" office:value="13739.28" calcext:value-type="float">
            <text:p>13739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21.06.01 15:31:49</text:p>
          </table:table-cell>
          <table:table-cell office:value-type="float" office:value="13749.51" calcext:value-type="float">
            <text:p>13749.51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.96" calcext:value-type="float">
            <text:p>2238.96</text:p>
          </table:table-cell>
        </table:table-row>
        <table:table-row table:style-name="ro1">
          <table:table-cell office:value-type="float" office:value="107860074" calcext:value-type="float">
            <text:p>107860074</text:p>
          </table:table-cell>
          <table:table-cell office:value-type="string" calcext:value-type="string">
            <text:p>2021.06.02 12:18:30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0.99" calcext:value-type="float">
            <text:p>13630.99</text:p>
          </table:table-cell>
          <table:table-cell office:value-type="float" office:value="0" calcext:value-type="float">
            <text:p>0</text:p>
          </table:table-cell>
          <table:table-cell office:value-type="float" office:value="13639.6" calcext:value-type="float">
            <text:p>13639.6</text:p>
          </table:table-cell>
          <table:table-cell office:value-type="string" calcext:value-type="string">
            <text:p>2021.06.02 12:31:16</text:p>
          </table:table-cell>
          <table:table-cell office:value-type="float" office:value="13638.03" calcext:value-type="float">
            <text:p>13638.0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.55" calcext:value-type="float">
            <text:p>516.55</text:p>
          </table:table-cell>
        </table:table-row>
        <table:table-row table:style-name="ro1">
          <table:table-cell office:value-type="float" office:value="107860204" calcext:value-type="float">
            <text:p>107860204</text:p>
          </table:table-cell>
          <table:table-cell office:value-type="string" calcext:value-type="string">
            <text:p>2021.06.02 12:37:3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35.03" calcext:value-type="float">
            <text:p>13635.03</text:p>
          </table:table-cell>
          <table:table-cell office:value-type="float" office:value="0" calcext:value-type="float">
            <text:p>0</text:p>
          </table:table-cell>
          <table:table-cell office:value-type="float" office:value="13642.63" calcext:value-type="float">
            <text:p>13642.63</text:p>
          </table:table-cell>
          <table:table-cell office:value-type="string" calcext:value-type="string">
            <text:p>2021.06.02 12:39:09</text:p>
          </table:table-cell>
          <table:table-cell office:value-type="float" office:value="13639.04" calcext:value-type="float">
            <text:p>13639.04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.19" calcext:value-type="float">
            <text:p>294.19</text:p>
          </table:table-cell>
        </table:table-row>
        <table:table-row table:style-name="ro1">
          <table:table-cell office:value-type="float" office:value="107862303" calcext:value-type="float">
            <text:p>107862303</text:p>
          </table:table-cell>
          <table:table-cell office:value-type="string" calcext:value-type="string">
            <text:p>2021.06.02 15:32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1.4" calcext:value-type="float">
            <text:p>13671.4</text:p>
          </table:table-cell>
          <table:table-cell office:value-type="float" office:value="0" calcext:value-type="float">
            <text:p>0</text:p>
          </table:table-cell>
          <table:table-cell office:value-type="float" office:value="13678.35" calcext:value-type="float">
            <text:p>13678.35</text:p>
          </table:table-cell>
          <table:table-cell office:value-type="string" calcext:value-type="string">
            <text:p>2021.06.02 15:33:04</text:p>
          </table:table-cell>
          <table:table-cell office:value-type="float" office:value="13678.35" calcext:value-type="float">
            <text:p>13678.3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.64" calcext:value-type="float">
            <text:p>508.64</text:p>
          </table:table-cell>
        </table:table-row>
        <table:table-row table:style-name="ro1">
          <table:table-cell office:value-type="float" office:value="107862306" calcext:value-type="float">
            <text:p>107862306</text:p>
          </table:table-cell>
          <table:table-cell office:value-type="string" calcext:value-type="string">
            <text:p>2021.06.02 15:33:01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7.98" calcext:value-type="float">
            <text:p>13677.98</text:p>
          </table:table-cell>
          <table:table-cell office:value-type="float" office:value="0" calcext:value-type="float">
            <text:p>0</text:p>
          </table:table-cell>
          <table:table-cell office:value-type="float" office:value="13741.33" calcext:value-type="float">
            <text:p>13741.33</text:p>
          </table:table-cell>
          <table:table-cell office:value-type="string" calcext:value-type="string">
            <text:p>2021.06.02 16:25:27</text:p>
          </table:table-cell>
          <table:table-cell office:value-type="float" office:value="13696.01" calcext:value-type="float">
            <text:p>13696.01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.6" calcext:value-type="float">
            <text:p>1317.6</text:p>
          </table:table-cell>
        </table:table-row>
        <table:table-row table:style-name="ro1">
          <table:table-cell office:value-type="float" office:value="107862331" calcext:value-type="float">
            <text:p>107862331</text:p>
          </table:table-cell>
          <table:table-cell office:value-type="string" calcext:value-type="string">
            <text:p>2021.06.02 15:33:0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79.98" calcext:value-type="float">
            <text:p>13679.98</text:p>
          </table:table-cell>
          <table:table-cell office:value-type="float" office:value="0" calcext:value-type="float">
            <text:p>0</text:p>
          </table:table-cell>
          <table:table-cell office:value-type="float" office:value="13740.61" calcext:value-type="float">
            <text:p>13740.61</text:p>
          </table:table-cell>
          <table:table-cell office:value-type="string" calcext:value-type="string">
            <text:p>2021.06.02 16:25:27</text:p>
          </table:table-cell>
          <table:table-cell office:value-type="float" office:value="13696.37" calcext:value-type="float">
            <text:p>13696.37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.72" calcext:value-type="float">
            <text:p>1197.72</text:p>
          </table:table-cell>
        </table:table-row>
        <table:table-row table:style-name="ro1">
          <table:table-cell office:value-type="float" office:value="107864376" calcext:value-type="float">
            <text:p>107864376</text:p>
          </table:table-cell>
          <table:table-cell office:value-type="string" calcext:value-type="string">
            <text:p>2021.06.02 16:52:49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8.39" calcext:value-type="float">
            <text:p>13688.39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6" calcext:value-type="float">
            <text:p>68.56</text:p>
          </table:table-cell>
        </table:table-row>
        <table:table-row table:style-name="ro1">
          <table:table-cell office:value-type="float" office:value="107864380" calcext:value-type="float">
            <text:p>107864380</text:p>
          </table:table-cell>
          <table:table-cell office:value-type="string" calcext:value-type="string">
            <text:p>2021.06.02 16:54:08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6.85" calcext:value-type="float">
            <text:p>13686.85</text:p>
          </table:table-cell>
          <table:table-cell office:value-type="float" office:value="0" calcext:value-type="float">
            <text:p>0</text:p>
          </table:table-cell>
          <table:table-cell office:value-type="float" office:value="13711.88" calcext:value-type="float">
            <text:p>13711.88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89" calcext:value-type="float">
            <text:p>180.89</text:p>
          </table:table-cell>
        </table:table-row>
        <table:table-row table:style-name="ro1">
          <table:table-cell office:value-type="float" office:value="107864427" calcext:value-type="float">
            <text:p>107864427</text:p>
          </table:table-cell>
          <table:table-cell office:value-type="string" calcext:value-type="string">
            <text:p>2021.06.02 16:58:52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.100..</text:p>
          </table:table-cell>
          <table:table-cell office:value-type="float" office:value="13680.86" calcext:value-type="float">
            <text:p>13680.86</text:p>
          </table:table-cell>
          <table:table-cell office:value-type="float" office:value="0" calcext:value-type="float">
            <text:p>0</text:p>
          </table:table-cell>
          <table:table-cell office:value-type="float" office:value="13711.74" calcext:value-type="float">
            <text:p>13711.74</text:p>
          </table:table-cell>
          <table:table-cell office:value-type="string" calcext:value-type="string">
            <text:p>2021.06.03 06:27:56</text:p>
          </table:table-cell>
          <table:table-cell office:value-type="float" office:value="13689.33" calcext:value-type="float">
            <text:p>13689.33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7.78" calcext:value-type="float">
            <text:p>617.78</text:p>
          </table:table-cell>
        </table:table-row>
        <table:table-row table:style-name="ro1">
          <table:table-cell office:value-type="float" office:value="107902580" calcext:value-type="float">
            <text:p>107902580</text:p>
          </table:table-cell>
          <table:table-cell office:value-type="string" calcext:value-type="string">
            <text:p>2021.06.08 20:15:3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04.5" calcext:value-type="float">
            <text:p>13804.5</text:p>
          </table:table-cell>
          <table:table-cell office:value-type="float" office:value="13800.25" calcext:value-type="float">
            <text:p>13800.25</text:p>
          </table:table-cell>
          <table:table-cell office:value-type="float" office:value="13809.41" calcext:value-type="float">
            <text:p>13809.41</text:p>
          </table:table-cell>
          <table:table-cell office:value-type="string" calcext:value-type="string">
            <text:p>2021.06.08 20:16:56</text:p>
          </table:table-cell>
          <table:table-cell office:value-type="float" office:value="13808.61" calcext:value-type="float">
            <text:p>13808.6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29" calcext:value-type="float">
            <text:p>90.29</text:p>
          </table:table-cell>
        </table:table-row>
        <table:table-row table:style-name="ro1">
          <table:table-cell office:value-type="float" office:value="107902784" calcext:value-type="float">
            <text:p>107902784</text:p>
          </table:table-cell>
          <table:table-cell office:value-type="string" calcext:value-type="string">
            <text:p>2021.06.08 21:02:3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41" calcext:value-type="float">
            <text:p>13835.41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13844.84" calcext:value-type="float">
            <text:p>13844.84</text:p>
          </table:table-cell>
          <table:table-cell office:value-type="string" calcext:value-type="string">
            <text:p>2021.06.08 21:22:54</text:p>
          </table:table-cell>
          <table:table-cell office:value-type="float" office:value="13827.41" calcext:value-type="float">
            <text:p>13827.4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5.73" calcext:value-type="float">
            <text:p>-175.73</text:p>
          </table:table-cell>
        </table:table-row>
        <table:table-row table:style-name="ro1">
          <table:table-cell office:value-type="float" office:value="107902901" calcext:value-type="float">
            <text:p>107902901</text:p>
          </table:table-cell>
          <table:table-cell office:value-type="string" calcext:value-type="string">
            <text:p>2021.06.08 21:26:2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9.41" calcext:value-type="float">
            <text:p>13819.41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13838.59" calcext:value-type="float">
            <text:p>13838.59</text:p>
          </table:table-cell>
          <table:table-cell office:value-type="string" calcext:value-type="string">
            <text:p>2021.06.08 21:39:42</text:p>
          </table:table-cell>
          <table:table-cell office:value-type="float" office:value="13816.76" calcext:value-type="float">
            <text:p>13816.76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21" calcext:value-type="float">
            <text:p>-58.21</text:p>
          </table:table-cell>
        </table:table-row>
        <table:table-row table:style-name="ro1">
          <table:table-cell office:value-type="float" office:value="107902965" calcext:value-type="float">
            <text:p>107902965</text:p>
          </table:table-cell>
          <table:table-cell office:value-type="string" calcext:value-type="string">
            <text:p>2021.06.08 21:41:0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17" calcext:value-type="float">
            <text:p>13817</text:p>
          </table:table-cell>
          <table:table-cell office:value-type="float" office:value="0" calcext:value-type="float">
            <text:p>0</text:p>
          </table:table-cell>
          <table:table-cell office:value-type="float" office:value="13828.46" calcext:value-type="float">
            <text:p>13828.46</text:p>
          </table:table-cell>
          <table:table-cell office:value-type="string" calcext:value-type="string">
            <text:p>2021.06.08 21:43:49</text:p>
          </table:table-cell>
          <table:table-cell office:value-type="float" office:value="13819.71" calcext:value-type="float">
            <text:p>13819.7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53" calcext:value-type="float">
            <text:p>59.53</text:p>
          </table:table-cell>
        </table:table-row>
        <table:table-row table:style-name="ro1">
          <table:table-cell office:value-type="float" office:value="107905963" calcext:value-type="float">
            <text:p>107905963</text:p>
          </table:table-cell>
          <table:table-cell office:value-type="string" calcext:value-type="string">
            <text:p>2021.06.09 11:44:21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2.98" calcext:value-type="float">
            <text:p>13822.98</text:p>
          </table:table-cell>
          <table:table-cell office:value-type="float" office:value="0" calcext:value-type="float">
            <text:p>0</text:p>
          </table:table-cell>
          <table:table-cell office:value-type="float" office:value="13828.7" calcext:value-type="float">
            <text:p>13828.7</text:p>
          </table:table-cell>
          <table:table-cell office:value-type="string" calcext:value-type="string">
            <text:p>2021.06.09 11:52:41</text:p>
          </table:table-cell>
          <table:table-cell office:value-type="float" office:value="13824.62" calcext:value-type="float">
            <text:p>13824.6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107906933" calcext:value-type="float">
            <text:p>107906933</text:p>
          </table:table-cell>
          <table:table-cell office:value-type="string" calcext:value-type="string">
            <text:p>2021.06.09 13:31:2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24" calcext:value-type="float">
            <text:p>13847.2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72" calcext:value-type="float">
            <text:p>13858.7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.56" calcext:value-type="float">
            <text:p>251.56</text:p>
          </table:table-cell>
        </table:table-row>
        <table:table-row table:style-name="ro1">
          <table:table-cell office:value-type="float" office:value="107906992" calcext:value-type="float">
            <text:p>107906992</text:p>
          </table:table-cell>
          <table:table-cell office:value-type="string" calcext:value-type="string">
            <text:p>2021.06.09 13:35:00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4.45" calcext:value-type="float">
            <text:p>13834.45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3:53:30</text:p>
          </table:table-cell>
          <table:table-cell office:value-type="float" office:value="13858.53" calcext:value-type="float">
            <text:p>13858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7.66" calcext:value-type="float">
            <text:p>527.66</text:p>
          </table:table-cell>
        </table:table-row>
        <table:table-row table:style-name="ro1">
          <table:table-cell office:value-type="float" office:value="107907389" calcext:value-type="float">
            <text:p>107907389</text:p>
          </table:table-cell>
          <table:table-cell office:value-type="string" calcext:value-type="string">
            <text:p>2021.06.09 14:18:2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7.4" calcext:value-type="float">
            <text:p>13847.4</text:p>
          </table:table-cell>
          <table:table-cell office:value-type="float" office:value="0" calcext:value-type="float">
            <text:p>0</text:p>
          </table:table-cell>
          <table:table-cell office:value-type="float" office:value="13862.9" calcext:value-type="float">
            <text:p>13862.9</text:p>
          </table:table-cell>
          <table:table-cell office:value-type="string" calcext:value-type="string">
            <text:p>2021.06.09 14:22:53</text:p>
          </table:table-cell>
          <table:table-cell office:value-type="float" office:value="13849.24" calcext:value-type="float">
            <text:p>13849.24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31" calcext:value-type="float">
            <text:p>40.31</text:p>
          </table:table-cell>
        </table:table-row>
        <table:table-row table:style-name="ro1">
          <table:table-cell office:value-type="float" office:value="107908039" calcext:value-type="float">
            <text:p>107908039</text:p>
          </table:table-cell>
          <table:table-cell office:value-type="string" calcext:value-type="string">
            <text:p>2021.06.09 15:23:49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71.22" calcext:value-type="float">
            <text:p>13871.22</text:p>
          </table:table-cell>
          <table:table-cell office:value-type="float" office:value="0" calcext:value-type="float">
            <text:p>0</text:p>
          </table:table-cell>
          <table:table-cell office:value-type="float" office:value="13907.64" calcext:value-type="float">
            <text:p>13907.64</text:p>
          </table:table-cell>
          <table:table-cell office:value-type="string" calcext:value-type="string">
            <text:p>2021.06.09 15:30:48</text:p>
          </table:table-cell>
          <table:table-cell office:value-type="float" office:value="13881.53" calcext:value-type="float">
            <text:p>13881.5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.68" calcext:value-type="float">
            <text:p>225.68</text:p>
          </table:table-cell>
        </table:table-row>
        <table:table-row table:style-name="ro1">
          <table:table-cell office:value-type="float" office:value="107909110" calcext:value-type="float">
            <text:p>107909110</text:p>
          </table:table-cell>
          <table:table-cell office:value-type="string" calcext:value-type="string">
            <text:p>2021.06.09 16:50:06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46.39" calcext:value-type="float">
            <text:p>13846.39</text:p>
          </table:table-cell>
          <table:table-cell office:value-type="float" office:value="0" calcext:value-type="float">
            <text:p>0</text:p>
          </table:table-cell>
          <table:table-cell office:value-type="float" office:value="13869.37" calcext:value-type="float">
            <text:p>13869.37</text:p>
          </table:table-cell>
          <table:table-cell office:value-type="string" calcext:value-type="string">
            <text:p>2021.06.09 16:57:48</text:p>
          </table:table-cell>
          <table:table-cell office:value-type="float" office:value="13853.03" calcext:value-type="float">
            <text:p>13853.03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95" calcext:value-type="float">
            <text:p>145.95</text:p>
          </table:table-cell>
        </table:table-row>
        <table:table-row table:style-name="ro1">
          <table:table-cell office:value-type="float" office:value="107909491" calcext:value-type="float">
            <text:p>107909491</text:p>
          </table:table-cell>
          <table:table-cell office:value-type="string" calcext:value-type="string">
            <text:p>2021.06.09 17:29:58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53.39" calcext:value-type="float">
            <text:p>13853.39</text:p>
          </table:table-cell>
          <table:table-cell office:value-type="float" office:value="0" calcext:value-type="float">
            <text:p>0</text:p>
          </table:table-cell>
          <table:table-cell office:value-type="float" office:value="13896.63" calcext:value-type="float">
            <text:p>13896.63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3.6" calcext:value-type="float">
            <text:p>-123.6</text:p>
          </table:table-cell>
        </table:table-row>
        <table:table-row table:style-name="ro1">
          <table:table-cell office:value-type="float" office:value="107909543" calcext:value-type="float">
            <text:p>107909543</text:p>
          </table:table-cell>
          <table:table-cell office:value-type="string" calcext:value-type="string">
            <text:p>2021.06.09 17:36:13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35.99" calcext:value-type="float">
            <text:p>13835.99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78" calcext:value-type="float">
            <text:p>13847.78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.76" calcext:value-type="float">
            <text:p>259.76</text:p>
          </table:table-cell>
        </table:table-row>
        <table:table-row table:style-name="ro1">
          <table:table-cell office:value-type="float" office:value="107909652" calcext:value-type="float">
            <text:p>107909652</text:p>
          </table:table-cell>
          <table:table-cell office:value-type="string" calcext:value-type="string">
            <text:p>2021.06.09 17:57:17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23.41" calcext:value-type="float">
            <text:p>13823.41</text:p>
          </table:table-cell>
          <table:table-cell office:value-type="float" office:value="0" calcext:value-type="float">
            <text:p>0</text:p>
          </table:table-cell>
          <table:table-cell office:value-type="float" office:value="13896.38" calcext:value-type="float">
            <text:p>13896.38</text:p>
          </table:table-cell>
          <table:table-cell office:value-type="string" calcext:value-type="string">
            <text:p>2021.06.09 18:15:09</text:p>
          </table:table-cell>
          <table:table-cell office:value-type="float" office:value="13847.52" calcext:value-type="float">
            <text:p>13847.52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19" calcext:value-type="float">
            <text:p>531.19</text:p>
          </table:table-cell>
        </table:table-row>
        <table:table-row table:style-name="ro1">
          <table:table-cell office:value-type="float" office:value="107910199" calcext:value-type="float">
            <text:p>107910199</text:p>
          </table:table-cell>
          <table:table-cell office:value-type="string" calcext:value-type="string">
            <text:p>2021.06.09 19:42:54</text:p>
          </table:table-cell>
          <table:table-cell office:value-type="string" calcext:value-type="string">
            <text:p>bu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s.100..</text:p>
          </table:table-cell>
          <table:table-cell office:value-type="float" office:value="13860.2" calcext:value-type="float">
            <text:p>13860.2</text:p>
          </table:table-cell>
          <table:table-cell office:value-type="float" office:value="0" calcext:value-type="float">
            <text:p>0</text:p>
          </table:table-cell>
          <table:table-cell office:value-type="float" office:value="13881.07" calcext:value-type="float">
            <text:p>13881.07</text:p>
          </table:table-cell>
          <table:table-cell office:value-type="string" calcext:value-type="string">
            <text:p>2021.06.09 20:02:56</text:p>
          </table:table-cell>
          <table:table-cell office:value-type="float" office:value="13868.1" calcext:value-type="float">
            <text:p>13868.1</text:p>
          </table:table-cell>
          <table:table-cell office:value-type="float" office:value="-9.6" calcext:value-type="float">
            <text:p>-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71" calcext:value-type="float">
            <text:p>173.7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SUM([.N2:.N32])" office:value-type="float" office:value="12569.41" calcext:value-type="float">
            <text:p>12569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9:03:19.0722746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0T12:56:17.170566057</meta:creation-date>
    <dc:date>2021-09-05T19:04:15.889532447</dc:date>
    <meta:editing-duration>PT4M46S</meta:editing-duration>
    <meta:editing-cycles>4</meta:editing-cycles>
    <meta:generator>LibreOffice/7.2.0.4$Linux_X86_64 LibreOffice_project/20$Build-4</meta:generator>
    <meta:document-statistic meta:table-count="2" meta:cell-count="465" meta:object-count="0"/>
  </office:meta>
</office:document-meta>
</file>